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svg:stroke-color="#e8e8e8" draw:marker-start-width="0.345cm" draw:marker-end-width="0.345cm" draw:fill="none" draw:textarea-horizontal-align="justify" draw:textarea-vertical-align="middle" draw:auto-grow-height="false" fo:min-height="0cm" fo:min-width="0cm" fo:padding-top="0.145cm" fo:padding-bottom="0.145cm" fo:padding-left="0.27cm" fo:padding-right="0.27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422cm" svg:height="0.081cm" svg:x="0.036cm" svg:y="0.0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22cm" svg:height="0.245cm" svg:x="0.035cm" svg:y="0.21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0.494cm" fo:page-height="0.4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2-29T19:27:26.889965533</dc:date>
    <dc:creator>Engelbert Niehaus</dc:creator>
    <meta:editing-duration>PT9M16S</meta:editing-duration>
    <meta:editing-cycles>6</meta:editing-cycles>
    <meta:generator>LibreOffice/7.0.4.2$Linux_X86_64 LibreOffice_project/00$Build-2</meta:generator>
    <meta:document-statistic meta:object-count="2"/>
  </office:meta>
</office:document-meta>
</file>